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i>L</mi>
                <mo stretchy="false">×</mo>
                <mfrac>
                  <mrow>
                    <mi mathvariant="italic">dI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  <mi mathvariant="italic">dt</mi>
                </mfrac>
              </mrow>
              <mo stretchy="false">+</mo>
              <mi>I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i>R</mi>
              <mo stretchy="false">+</mo>
              <mrow>
                <mfrac>
                  <mn>1</mn>
                  <mi>C</mi>
                </mfrac>
                <mo stretchy="false">×</mo>
                <mrow>
                  <mo stretchy="false">∫</mo>
                  <mi>I</mi>
                </mrow>
              </mrow>
            </mrow>
            <mrow>
              <mo fence="true" stretchy="false">(</mo>
              <mrow>
                <mi>t</mi>
              </mrow>
              <mo fence="true" stretchy="false">)</mo>
            </mrow>
            <mrow>
              <mi mathvariant="italic">dt</mi>
              <mo stretchy="false">=</mo>
              <msub>
                <mi>V</mi>
                <mi>S</mi>
              </msub>
            </mrow>
            <mrow>
              <mo fence="true" stretchy="false">(</mo>
              <mrow>
                <mi>t</mi>
              </mrow>
              <mo fence="true" stretchy="false">)</mo>
            </mrow>
            <mrow/>
          </mrow>
        </mtd>
      </mtr>
      <mtr>
        <mtd>
          <mrow>
            <mrow/>
            <mrow>
              <mo fence="true" stretchy="false">(</mo>
              <mrow>
                <mi mathvariant="italic">differentiate</mi>
              </mrow>
              <mo fence="true" stretchy="false">)</mo>
            </mrow>
            <mo stretchy="false">⇒</mo>
            <mrow>
              <mrow>
                <mrow>
                  <mi>L</mi>
                  <mo stretchy="false">×</mo>
                  <mfrac>
                    <mrow>
                      <msup>
                        <mi>d</mi>
                        <mn>2</mn>
                      </msup>
                      <mi>I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  <msup>
                      <mi mathvariant="italic">dt</mi>
                      <mn>2</mn>
                    </msup>
                  </mfrac>
                </mrow>
                <mo stretchy="false">+</mo>
                <mrow>
                  <mi>R</mi>
                  <mo stretchy="false">×</mo>
                  <mfrac>
                    <mrow>
                      <mi mathvariant="italic">dI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  <mi mathvariant="italic">dt</mi>
                  </mfrac>
                </mrow>
                <mo stretchy="false">+</mo>
                <mfrac>
                  <mrow>
                    <mi>I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  <mi>C</mi>
                </mfrac>
              </mrow>
              <mo stretchy="false">=</mo>
              <mfrac>
                <mrow>
                  <msub>
                    <mi mathvariant="italic">dV</mi>
                    <mi>S</mi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 mathvariant="italic">dt</mi>
              </mfrac>
            </mrow>
            <mrow/>
          </mrow>
        </mtd>
      </mtr>
      <mtr>
        <mtd>
          <mrow>
            <mrow/>
            <mo stretchy="false">⇒</mo>
            <mrow>
              <mfrac>
                <mrow>
                  <msup>
                    <mi>d</mi>
                    <mn>2</mn>
                  </msup>
                  <mi>I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row>
                  <mo fence="true" stretchy="false">(</mo>
                  <mrow>
                    <mrow>
                      <mfrac>
                        <mrow>
                          <msub>
                            <mi mathvariant="italic">dV</mi>
                            <mi>S</mi>
                          </msub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  <mi mathvariant="italic">dt</mi>
                      </mfrac>
                      <mo stretchy="false">−</mo>
                      <mrow>
                        <mi>R</mi>
                        <mo stretchy="false">×</mo>
                        <mfrac>
                          <mrow>
                            <mi mathvariant="italic">dI</mi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  <mi mathvariant="italic">dt</mi>
                        </mfrac>
                      </mrow>
                      <mo stretchy="false">−</mo>
                      <mfrac>
                        <mrow>
                          <mi>I</mi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  <mi>C</mi>
                      </mfrac>
                    </mrow>
                  </mrow>
                  <mo fence="true" stretchy="false">)</mo>
                </mrow>
                <mo stretchy="false">×</mo>
                <mfrac>
                  <mn>1</mn>
                  <mi>L</mi>
                </mfrac>
              </mrow>
            </mrow>
          </mrow>
        </mtd>
      </mtr>
    </mtable>
    <annotation encoding="StarMath 5.0">L times  {{dI(t)} over dt}   + I(t)R + 1 over C  times int I( t )dt = V_S( t )

{}newline{} (differentiate) drarrow L times {{d^2 I(t)} over dt^2} + R times {{dI(t)} over dt } + {I( t)} over C = {dV_S( t )} over dt 

{}newline{} drarrow {{d^2 I(t)} over dt^2} = ({dV_S( t )} over dt - R times {{dI(t)} over dt } - {I( t)} over C) times {1 over L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2:15:53.870456230</meta:creation-date>
    <meta:generator>LibreOffice/5.1.2.2$Linux_X86_64 LibreOffice_project/10m0$Build-2</meta:generator>
  </office:meta>
</office:document-meta>
</file>